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9a7" officeooo:paragraph-rsid="001479a7"/>
    </style:style>
    <style:style style:name="P2" style:family="paragraph" style:parent-style-name="Standard">
      <style:paragraph-properties fo:text-align="start" style:justify-single-word="false"/>
      <style:text-properties officeooo:rsid="001479a7" officeooo:paragraph-rsid="001479a7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1479a7" officeooo:paragraph-rsid="001479a7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start" style:justify-single-word="false"/>
      <style:text-properties officeooo:rsid="001479a7" officeooo:paragraph-rsid="001479a7"/>
    </style:style>
    <style:style style:name="P6" style:family="paragraph" style:parent-style-name="Text_20_body">
      <style:text-properties officeooo:rsid="001479a7" officeooo:paragraph-rsid="001479a7"/>
    </style:style>
    <style:style style:name="P7" style:family="paragraph" style:parent-style-name="Text_20_body" style:list-style-name="L2">
      <style:text-properties officeooo:rsid="001479a7" officeooo:paragraph-rsid="001479a7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officeooo:rsid="0015b16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on using tinyJS</text:p>
      <text:p text:style-name="P2"/>
      <text:p text:style-name="P2">Documentation on tinyJS is available at <text:a xlink:type="simple" xlink:href="https://github.com/gfwilliams/tiny-js/tree/56a0c6d92b5ced9d8b2ade32eec5ddfdfdb49ef5" text:style-name="Internet_20_link" text:visited-style-name="Visited_20_Internet_20_Link">https://github.com/gfwilliams/tiny-js/tree/56a0c6d92b5ced9d8b2ade32eec5ddfdfdb49ef5</text:a></text:p>
      <text:p text:style-name="P2"/>
      <text:p text:style-name="P5"><text:s/>TinyJS supports:</text:p>
      <text:list xml:id="list4549701554307492485" text:style-name="L1">
        <text:list-item>
          <text:p text:style-name="P8">Variables, Arrays, Structures </text:p>
        </text:list-item>
        <text:list-item>
          <text:p text:style-name="P8">JSON parsing and output </text:p>
        </text:list-item>
        <text:list-item>
          <text:p text:style-name="P8">Functions </text:p>
        </text:list-item>
        <text:list-item>
          <text:p text:style-name="P8">Calling C/C++ code from JavaScript </text:p>
        </text:list-item>
        <text:list-item>
          <text:p text:style-name="P4">Objects with Inheritance (not fully implemented) </text:p>
        </text:list-item>
      </text:list>
      <text:p text:style-name="Text_20_body"/>
      <text:p text:style-name="P6">To run a program in tinyJS</text:p>
      <text:list xml:id="list8389099402682342523" text:style-name="L2">
        <text:list-item>
          <text:p text:style-name="P7">create a tinyJS enviornment (CTinyJS *js = new CtinyJS(); registerFunctions(js);)</text:p>
        </text:list-item>
        <text:list-item>
          <text:p text:style-name="P7">add native functions (optional)</text:p>
        </text:list-item>
        <text:list-item>
          <text:p text:style-name="P7">execute javascript code (js→execute(enc_code);)</text:p>
        </text:list-item>
        <text:list-item>
          <text:p text:style-name="P7">get the value of a variables defined in the tinyJS environment (js→evaluate("result");) (optional)</text:p>
        </text:list-item>
        <text:list-item>
          <text:p text:style-name="P7">delete the tinyJS environment (delete js;)</text:p>
        </text:list-item>
      </text:list>
      <text:p text:style-name="P2"/>
      <text:p text:style-name="P2">Note that our code will modify the JS script passed in by the enclave manager in the following ways:</text:p>
      <text:list xml:id="list4121997930452955643" text:style-name="L3">
        <text:list-header>
          <text:p text:style-name="P3"/>
        </text:list-header>
        <text:list-item>
          <text:p text:style-name="P3">p<text:span text:style-name="T1">re</text:span>pending code to load saved items associated with the origin into a object named local_storage_data. </text:p>
        </text:list-item>
        <text:list-item>
          <text:p text:style-name="P3">P<text:span text:style-name="T1">re</text:span>pending <text:span text:style-name="T1">code to load each form in the enclave into objects named by the form nam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23:16:03.677866449</meta:creation-date>
    <dc:date>2018-06-12T23:27:52.648969015</dc:date>
    <meta:editing-duration>PT1M37S</meta:editing-duration>
    <meta:editing-cycles>1</meta:editing-cycles>
    <meta:document-statistic meta:table-count="0" meta:image-count="0" meta:object-count="0" meta:page-count="1" meta:paragraph-count="17" meta:word-count="137" meta:character-count="941" meta:non-whitespace-character-count="826"/>
    <meta:generator>LibreOffice/5.1.6.2$Linux_X86_64 LibreOffice_project/10m0$Build-2</meta:generator>
  </office:meta>
</office:document-meta>
</file>